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map style:condition="is-true-formula([.$D1] = &quot;Oui&quot;)" style:apply-style-name="Good" style:base-cell-address="Sheet1.A1"/>
      <style:map style:condition="is-true-formula([.$D1] = &quot;Non&quot;)" style:apply-style-name="Bad" style:base-cell-address="Sheet1.A1"/>
    </style:style>
    <style:style style:name="ce2" style:family="table-cell" style:parent-style-name="Default" style:data-style-name="N121"/>
    <style:style style:name="ce3" style:family="table-cell" style:parent-style-name="Default">
      <style:map style:condition="is-true-formula([.$D1] = &quot;Oui&quot;)" style:apply-style-name="Good" style:base-cell-address="Sheet1.A1"/>
      <style:map style:condition="is-true-formula([.$D1] = &quot;Non&quot;)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float" office:value="0" calcext:value-type="float">
            <text:p>000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2]=[.C2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1" calcext:value-type="float">
            <text:p>001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2]=[.C2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2" calcext:value-type="float">
            <text:p>002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]=[.C3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" calcext:value-type="float">
            <text:p>003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4]=[.C4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4" calcext:value-type="float">
            <text:p>004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5]=[.C5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5" calcext:value-type="float">
            <text:p>005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Sport</text:p>
          </table:table-cell>
          <table:table-cell table:style-name="ce3" table:formula="of:=IF([.B6]=[.C6];&quot;Oui&quot;; &quot;Non&quot;)" office:value-type="string" office:string-value="Non" calcext:value-type="string">
            <text:p>Non</text:p>
          </table:table-cell>
        </table:table-row>
        <table:table-row table:style-name="ro1">
          <table:table-cell table:style-name="ce1" office:value-type="float" office:value="6" calcext:value-type="float">
            <text:p>006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7]=[.C7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7" calcext:value-type="float">
            <text:p>007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Sport</text:p>
          </table:table-cell>
          <table:table-cell table:style-name="ce3" table:formula="of:=IF([.B8]=[.C8];&quot;Oui&quot;; &quot;Non&quot;)" office:value-type="string" office:string-value="Non" calcext:value-type="string">
            <text:p>Non</text:p>
          </table:table-cell>
        </table:table-row>
        <table:table-row table:style-name="ro1">
          <table:table-cell table:style-name="ce1" office:value-type="float" office:value="8" calcext:value-type="float">
            <text:p>008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9]=[.C9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9" calcext:value-type="float">
            <text:p>009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10]=[.C10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10" calcext:value-type="float">
            <text:p>010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11]=[.C11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11" calcext:value-type="float">
            <text:p>011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12]=[.C12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12" calcext:value-type="float">
            <text:p>012</text:p>
          </table:table-cell>
          <table:table-cell table:style-name="ce3" office:value-type="string" calcext:value-type="string">
            <text:p>Economie</text:p>
          </table:table-cell>
          <table:table-cell table:style-name="ce3" office:value-type="string" calcext:value-type="string">
            <text:p>Sport</text:p>
          </table:table-cell>
          <table:table-cell table:style-name="ce3" table:formula="of:=IF([.B13]=[.C13];&quot;Oui&quot;; &quot;Non&quot;)" office:value-type="string" office:string-value="Non" calcext:value-type="string">
            <text:p>Non</text:p>
          </table:table-cell>
        </table:table-row>
        <table:table-row table:style-name="ro1">
          <table:table-cell table:style-name="ce1" office:value-type="float" office:value="13" calcext:value-type="float">
            <text:p>013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Sport</text:p>
          </table:table-cell>
          <table:table-cell table:style-name="ce3" table:formula="of:=IF([.B14]=[.C14];&quot;Oui&quot;; &quot;Non&quot;)" office:value-type="string" office:string-value="Non" calcext:value-type="string">
            <text:p>Non</text:p>
          </table:table-cell>
        </table:table-row>
        <table:table-row table:style-name="ro1">
          <table:table-cell table:style-name="ce1" office:value-type="float" office:value="14" calcext:value-type="float">
            <text:p>014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15]=[.C15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15" calcext:value-type="float">
            <text:p>015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16]=[.C16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16" calcext:value-type="float">
            <text:p>016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Sport</text:p>
          </table:table-cell>
          <table:table-cell table:style-name="ce3" table:formula="of:=IF([.B17]=[.C17];&quot;Oui&quot;; &quot;Non&quot;)" office:value-type="string" office:string-value="Non" calcext:value-type="string">
            <text:p>Non</text:p>
          </table:table-cell>
        </table:table-row>
        <table:table-row table:style-name="ro1">
          <table:table-cell table:style-name="ce1" office:value-type="float" office:value="17" calcext:value-type="float">
            <text:p>017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18]=[.C18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18" calcext:value-type="float">
            <text:p>018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19]=[.C19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19" calcext:value-type="float">
            <text:p>019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20]=[.C20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20" calcext:value-type="float">
            <text:p>020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21]=[.C21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21" calcext:value-type="float">
            <text:p>021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Sport</text:p>
          </table:table-cell>
          <table:table-cell table:style-name="ce3" table:formula="of:=IF([.B22]=[.C22];&quot;Oui&quot;; &quot;Non&quot;)" office:value-type="string" office:string-value="Non" calcext:value-type="string">
            <text:p>Non</text:p>
          </table:table-cell>
        </table:table-row>
        <table:table-row table:style-name="ro1">
          <table:table-cell table:style-name="ce1" office:value-type="float" office:value="22" calcext:value-type="float">
            <text:p>022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23]=[.C23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23" calcext:value-type="float">
            <text:p>023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24]=[.C24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24" calcext:value-type="float">
            <text:p>024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25]=[.C25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25" calcext:value-type="float">
            <text:p>025</text:p>
          </table:table-cell>
          <table:table-cell table:style-name="ce3" office:value-type="string" calcext:value-type="string">
            <text:p>Environnement</text:p>
          </table:table-cell>
          <table:table-cell table:style-name="ce3" office:value-type="string" calcext:value-type="string">
            <text:p>Sport</text:p>
          </table:table-cell>
          <table:table-cell table:style-name="ce3" table:formula="of:=IF([.B26]=[.C26];&quot;Oui&quot;; &quot;Non&quot;)" office:value-type="string" office:string-value="Non" calcext:value-type="string">
            <text:p>Non</text:p>
          </table:table-cell>
        </table:table-row>
        <table:table-row table:style-name="ro1">
          <table:table-cell table:style-name="ce1" office:value-type="float" office:value="26" calcext:value-type="float">
            <text:p>026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27]=[.C27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27" calcext:value-type="float">
            <text:p>027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28]=[.C28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28" calcext:value-type="float">
            <text:p>028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Sport</text:p>
          </table:table-cell>
          <table:table-cell table:style-name="ce3" table:formula="of:=IF([.B29]=[.C29];&quot;Oui&quot;; &quot;Non&quot;)" office:value-type="string" office:string-value="Non" calcext:value-type="string">
            <text:p>Non</text:p>
          </table:table-cell>
        </table:table-row>
        <table:table-row table:style-name="ro1">
          <table:table-cell table:style-name="ce1" office:value-type="float" office:value="29" calcext:value-type="float">
            <text:p>029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0]=[.C30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0" calcext:value-type="float">
            <text:p>030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1]=[.C31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1" calcext:value-type="float">
            <text:p>031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2]=[.C32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2" calcext:value-type="float">
            <text:p>032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3]=[.C33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3" calcext:value-type="float">
            <text:p>033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4]=[.C34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4" calcext:value-type="float">
            <text:p>034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5]=[.C35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5" calcext:value-type="float">
            <text:p>035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6]=[.C36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6" calcext:value-type="float">
            <text:p>036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7]=[.C37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7" calcext:value-type="float">
            <text:p>037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Sport</text:p>
          </table:table-cell>
          <table:table-cell table:style-name="ce3" table:formula="of:=IF([.B38]=[.C38];&quot;Oui&quot;; &quot;Non&quot;)" office:value-type="string" office:string-value="Non" calcext:value-type="string">
            <text:p>Non</text:p>
          </table:table-cell>
        </table:table-row>
        <table:table-row table:style-name="ro1">
          <table:table-cell table:style-name="ce1" office:value-type="float" office:value="38" calcext:value-type="float">
            <text:p>038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39]=[.C39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39" calcext:value-type="float">
            <text:p>039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40]=[.C40];&quot;Oui&quot;; &quot;Non&quot;)" office:value-type="string" office:string-value="Oui" calcext:value-type="string">
            <text:p>Oui</text:p>
          </table:table-cell>
        </table:table-row>
        <table:table-row table:style-name="ro1">
          <table:table-cell table:style-name="ce1" office:value-type="float" office:value="40" calcext:value-type="float">
            <text:p>040</text:p>
          </table:table-cell>
          <table:table-cell table:number-columns-repeated="2" table:style-name="ce3" office:value-type="string" calcext:value-type="string">
            <text:p>Sport</text:p>
          </table:table-cell>
          <table:table-cell table:style-name="ce3" table:formula="of:=IF([.B41]=[.C41];&quot;Oui&quot;; &quot;Non&quot;)" office:value-type="string" office:string-value="Oui" calcext:value-type="string">
            <text:p>Oui</text:p>
          </table:table-cell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A1:Sheet1.D41">
            <calcext:condition calcext:apply-style-name="Good" calcext:value="formula-is([.$D1] = &quot;Oui&quot;)" calcext:base-cell-address="Sheet1.A1"/>
            <calcext:condition calcext:apply-style-name="Bad" calcext:value="formula-is([.$D1] = &quot;Non&quot;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text>0</number:text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2:35:17.134163647</meta:creation-date>
    <dc:date>2024-03-27T12:45:01.379015132</dc:date>
    <meta:editing-duration>PT9M44S</meta:editing-duration>
    <meta:editing-cycles>1</meta:editing-cycles>
    <meta:document-statistic meta:table-count="1" meta:cell-count="164" meta:object-count="0"/>
    <meta:generator>LibreOffice/7.3.7.2$Linux_X86_64 LibreOffice_project/30$Build-2</meta:generator>
  </office:meta>
</office:document-meta>
</file>